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>
      <style:table-cell-properties fo:wrap-option="wrap"/>
    </style:style>
    <style:style style:name="ce3" style:family="table-cell" style:parent-style-name="Default" style:data-style-name="N122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feeding start</text:p>
          </table:table-cell>
          <table:table-cell table:style-name="ce1" office:value-type="string" calcext:value-type="string">
            <text:p>feeding finish</text:p>
          </table:table-cell>
          <table:table-cell table:style-name="ce1" office:value-type="string" calcext:value-type="string">
            <text:p>sleeping start</text:p>
          </table:table-cell>
          <table:table-cell table:style-name="ce1" office:value-type="string" calcext:value-type="string">
            <text:p>sleeping finish</text:p>
          </table:table-cell>
          <table:table-cell table:style-name="ce1" office:value-type="string" calcext:value-type="string">
            <text:p>torso monitor detached</text:p>
          </table:table-cell>
          <table:table-cell table:style-name="ce1" office:value-type="string" calcext:value-type="string">
            <text:p>torso monitor reattached</text:p>
          </table:table-cell>
          <table:table-cell table:style-name="ce1" office:value-type="string" calcext:value-type="string">
            <text:p>ankle monitor detached</text:p>
          </table:table-cell>
          <table:table-cell table:style-name="ce1"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  <table:table-cell table:style-name="Default"/>
        </table:table-row>
        <table:table-row table:style-name="ro2">
          <table:table-cell table:style-name="ce2" office:value-type="date" office:date-value="2009-01-13T00:05:00" calcext:value-type="date">
            <text:p>2009-01-13 00:05:00</text:p>
          </table:table-cell>
          <table:table-cell table:number-columns-repeated="2" table:style-name="ce2" office:value-type="date" office:date-value="2009-01-13T00:15:00" calcext:value-type="date">
            <text:p>2009-01-13 00:15:00</text:p>
          </table:table-cell>
          <table:table-cell table:style-name="ce2" office:value-type="date" office:date-value="2009-01-13T01:15:00" calcext:value-type="date">
            <text:p>2009-01-13 01:1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3T01:25:00" calcext:value-type="date">
            <text:p>2009-01-13 01:25:00</text:p>
          </table:table-cell>
          <table:table-cell table:number-columns-repeated="2" table:style-name="ce2" office:value-type="date" office:date-value="2009-01-13T01:35:00" calcext:value-type="date">
            <text:p>2009-01-13 01:35:00</text:p>
          </table:table-cell>
          <table:table-cell table:style-name="ce3" office:value-type="date" office:date-value="2009-01-13T04:00:00" calcext:value-type="date">
            <text:p>2009-01-13 04:0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03:00:00" calcext:value-type="date">
            <text:p>2009-01-13 03:00:00</text:p>
          </table:table-cell>
          <table:table-cell table:style-name="ce3" office:value-type="date" office:date-value="2009-01-13T03:10:00" calcext:value-type="date">
            <text:p>2009-01-13 03:10:00</text:p>
          </table:table-cell>
          <table:table-cell table:style-name="ce3" office:value-type="date" office:date-value="2009-01-13T04:30:00" calcext:value-type="date">
            <text:p>2009-01-13 04:30:00</text:p>
          </table:table-cell>
          <table:table-cell table:style-name="ce3" office:value-type="date" office:date-value="2009-01-13T06:30:00" calcext:value-type="date">
            <text:p>2009-01-13 06:3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05:30:00" calcext:value-type="date">
            <text:p>2009-01-13 05:30:00</text:p>
          </table:table-cell>
          <table:table-cell table:style-name="ce3" office:value-type="date" office:date-value="2009-01-13T05:45:00" calcext:value-type="date">
            <text:p>2009-01-13 05:45:00</text:p>
          </table:table-cell>
          <table:table-cell table:style-name="ce3" office:value-type="date" office:date-value="2009-01-13T06:45:00" calcext:value-type="date">
            <text:p>2009-01-13 06:45:00</text:p>
          </table:table-cell>
          <table:table-cell table:style-name="ce3" office:value-type="date" office:date-value="2009-01-13T08:00:00" calcext:value-type="date">
            <text:p>2009-01-13 08:0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07:00:00" calcext:value-type="date">
            <text:p>2009-01-13 07:00:00</text:p>
          </table:table-cell>
          <table:table-cell table:style-name="ce3" office:value-type="date" office:date-value="2009-01-13T07:10:00" calcext:value-type="date">
            <text:p>2009-01-13 07:10:00</text:p>
          </table:table-cell>
          <table:table-cell table:style-name="ce3" office:value-type="date" office:date-value="2009-01-13T09:10:00" calcext:value-type="date">
            <text:p>2009-01-13 09:10:00</text:p>
          </table:table-cell>
          <table:table-cell table:style-name="ce2" office:value-type="date" office:date-value="2009-01-13T10:10:00" calcext:value-type="date">
            <text:p>2009-01-13 10:1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08:30:00" calcext:value-type="date">
            <text:p>2009-01-13 08:30:00</text:p>
          </table:table-cell>
          <table:table-cell table:style-name="ce3" office:value-type="date" office:date-value="2009-01-13T08:40:00" calcext:value-type="date">
            <text:p>2009-01-13 08:40:00</text:p>
          </table:table-cell>
          <table:table-cell table:style-name="ce3" office:value-type="date" office:date-value="2009-01-13T11:10:00" calcext:value-type="date">
            <text:p>2009-01-13 11:10:00</text:p>
          </table:table-cell>
          <table:table-cell table:style-name="ce2" office:value-type="date" office:date-value="2009-01-13T12:15:00" calcext:value-type="date">
            <text:p>2009-01-13 12:1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3T10:10:00" calcext:value-type="date">
            <text:p>2009-01-13 10:10:00</text:p>
          </table:table-cell>
          <table:table-cell table:style-name="ce2" office:value-type="date" office:date-value="2009-01-13T10:15:00" calcext:value-type="date">
            <text:p>2009-01-13 10:15:00</text:p>
          </table:table-cell>
          <table:table-cell table:style-name="ce2" office:value-type="date" office:date-value="2009-01-13T12:45:00" calcext:value-type="date">
            <text:p>2009-01-13 12:45:00</text:p>
          </table:table-cell>
          <table:table-cell table:style-name="ce3" office:value-type="date" office:date-value="2009-01-13T13:50:00" calcext:value-type="date">
            <text:p>2009-01-13 13:5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10:30:00" calcext:value-type="date">
            <text:p>2009-01-13 10:30:00</text:p>
          </table:table-cell>
          <table:table-cell table:style-name="ce3" office:value-type="date" office:date-value="2009-01-13T10:40:00" calcext:value-type="date">
            <text:p>2009-01-13 10:40:00</text:p>
          </table:table-cell>
          <table:table-cell table:style-name="ce2" office:value-type="date" office:date-value="2009-01-13T14:05:00" calcext:value-type="date">
            <text:p>2009-01-13 14:05:00</text:p>
          </table:table-cell>
          <table:table-cell table:style-name="ce2" office:value-type="date" office:date-value="2009-01-13T15:45:00" calcext:value-type="date">
            <text:p>2009-01-13 15:4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12:30:00" calcext:value-type="date">
            <text:p>2009-01-13 12:30:00</text:p>
          </table:table-cell>
          <table:table-cell table:style-name="ce3" office:value-type="date" office:date-value="2009-01-13T12:40:00" calcext:value-type="date">
            <text:p>2009-01-13 12:40:00</text:p>
          </table:table-cell>
          <table:table-cell table:style-name="ce3" office:value-type="date" office:date-value="2009-01-13T16:15:00" calcext:value-type="date">
            <text:p>2009-01-13 16:15:00</text:p>
          </table:table-cell>
          <table:table-cell table:style-name="ce2" office:value-type="date" office:date-value="2009-01-13T17:15:00" calcext:value-type="date">
            <text:p>2009-01-13 17:1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13:30:00" calcext:value-type="date">
            <text:p>2009-01-13 13:30:00</text:p>
          </table:table-cell>
          <table:table-cell table:style-name="ce2" office:value-type="date" office:date-value="2009-01-13T13:35:00" calcext:value-type="date">
            <text:p>2009-01-13 13:35:00</text:p>
          </table:table-cell>
          <table:table-cell table:style-name="ce2" office:value-type="date" office:date-value="2009-01-13T19:40:00" calcext:value-type="date">
            <text:p>2009-01-13 19:40:00</text:p>
          </table:table-cell>
          <table:table-cell table:style-name="ce2" office:value-type="date" office:date-value="2009-01-13T22:00:00" calcext:value-type="date">
            <text:p>2009-01-13 22:0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15:15:00" calcext:value-type="date">
            <text:p>2009-01-13 15:15:00</text:p>
          </table:table-cell>
          <table:table-cell table:style-name="ce3" office:value-type="date" office:date-value="2009-01-13T15:25:00" calcext:value-type="date">
            <text:p>2009-01-13 15:25:00</text:p>
          </table:table-cell>
          <table:table-cell table:style-name="ce2" office:value-type="date" office:date-value="2009-01-13T22:15:00" calcext:value-type="date">
            <text:p>2009-01-13 22:15:00</text:p>
          </table:table-cell>
          <table:table-cell table:style-name="ce2" office:value-type="date" office:date-value="2009-01-13T23:45:00" calcext:value-type="date">
            <text:p>2009-01-13 23:4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17:45:00" calcext:value-type="date">
            <text:p>2009-01-13 17:45:00</text:p>
          </table:table-cell>
          <table:table-cell table:style-name="ce3" office:value-type="date" office:date-value="2009-01-13T17:55:00" calcext:value-type="date">
            <text:p>2009-01-13 17:55:00</text:p>
          </table:table-cell>
          <table:table-cell table:style-name="ce2" office:value-type="date" office:date-value="2009-01-14T00:20:00" calcext:value-type="date">
            <text:p>2009-01-14 00:20:00</text:p>
          </table:table-cell>
          <table:table-cell table:style-name="ce2" office:value-type="date" office:date-value="2009-01-14T05:00:00" calcext:value-type="date">
            <text:p>2009-01-14 05:0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19:30:00" calcext:value-type="date">
            <text:p>2009-01-13 19:30:00</text:p>
          </table:table-cell>
          <table:table-cell table:style-name="ce3" office:value-type="date" office:date-value="2009-01-13T19:40:00" calcext:value-type="date">
            <text:p>2009-01-13 19:40:00</text:p>
          </table:table-cell>
          <table:table-cell table:style-name="ce2" office:value-type="date" office:date-value="2009-01-14T05:10:00" calcext:value-type="date">
            <text:p>2009-01-14 05:10:00</text:p>
          </table:table-cell>
          <table:table-cell table:style-name="ce2" office:value-type="date" office:date-value="2009-01-14T05:55:00" calcext:value-type="date">
            <text:p>2009-01-14 05:5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3" office:value-type="date" office:date-value="2009-01-13T21:15:00" calcext:value-type="date">
            <text:p>2009-01-13 21:15:00</text:p>
          </table:table-cell>
          <table:table-cell table:style-name="ce2" office:value-type="date" office:date-value="2009-01-13T21:25:00" calcext:value-type="date">
            <text:p>2009-01-13 21:25:00</text:p>
          </table:table-cell>
          <table:table-cell table:style-name="ce2" office:value-type="date" office:date-value="2009-01-14T06:05:00" calcext:value-type="date">
            <text:p>2009-01-14 06:05:00</text:p>
          </table:table-cell>
          <table:table-cell table:style-name="ce3" office:value-type="date" office:date-value="2009-01-14T08:00:00" calcext:value-type="date">
            <text:p>2009-01-14 08:0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3T23:10:00" calcext:value-type="date">
            <text:p>2009-01-13 23:10:00</text:p>
          </table:table-cell>
          <table:table-cell table:style-name="ce2" office:value-type="date" office:date-value="2009-01-13T23:20:00" calcext:value-type="date">
            <text:p>2009-01-13 23:20:00</text:p>
          </table:table-cell>
          <table:table-cell table:style-name="ce2" office:value-type="date" office:date-value="2009-01-14T09:40:00" calcext:value-type="date">
            <text:p>2009-01-14 09:40:00</text:p>
          </table:table-cell>
          <table:table-cell table:style-name="ce2" office:value-type="date" office:date-value="2009-01-14T10:35:00" calcext:value-type="date">
            <text:p>2009-01-14 10:3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01:40:00" calcext:value-type="date">
            <text:p>2009-01-14 01:40:00</text:p>
          </table:table-cell>
          <table:table-cell table:style-name="ce2" office:value-type="date" office:date-value="2009-01-14T01:50:00" calcext:value-type="date">
            <text:p>2009-01-14 01:50:00</text:p>
          </table:table-cell>
          <table:table-cell table:style-name="ce2" office:value-type="date" office:date-value="2009-01-14T11:55:00" calcext:value-type="date">
            <text:p>2009-01-14 11:55:00</text:p>
          </table:table-cell>
          <table:table-cell table:style-name="ce2" office:value-type="date" office:date-value="2009-01-14T13:30:00" calcext:value-type="date">
            <text:p>2009-01-14 13:3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04:00:00" calcext:value-type="date">
            <text:p>2009-01-14 04:00:00</text:p>
          </table:table-cell>
          <table:table-cell table:style-name="ce2" office:value-type="date" office:date-value="2009-01-14T04:05:00" calcext:value-type="date">
            <text:p>2009-01-14 04:05:00</text:p>
          </table:table-cell>
          <table:table-cell table:style-name="ce2" office:value-type="date" office:date-value="2009-01-14T15:50:00" calcext:value-type="date">
            <text:p>2009-01-14 15:50:00</text:p>
          </table:table-cell>
          <table:table-cell table:style-name="ce2" office:value-type="date" office:date-value="2009-01-14T16:40:00" calcext:value-type="date">
            <text:p>2009-01-14 16:4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05:00:00" calcext:value-type="date">
            <text:p>2009-01-14 05:00:00</text:p>
          </table:table-cell>
          <table:table-cell table:style-name="ce2" office:value-type="date" office:date-value="2009-01-14T05:05:00" calcext:value-type="date">
            <text:p>2009-01-14 05:05:00</text:p>
          </table:table-cell>
          <table:table-cell table:style-name="ce2" office:value-type="date" office:date-value="2009-01-14T18:00:00" calcext:value-type="date">
            <text:p>2009-01-14 18:00:00</text:p>
          </table:table-cell>
          <table:table-cell table:style-name="ce2" office:value-type="date" office:date-value="2009-01-14T18:55:00" calcext:value-type="date">
            <text:p>2009-01-14 18:55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06:30:00" calcext:value-type="date">
            <text:p>2009-01-14 06:30:00</text:p>
          </table:table-cell>
          <table:table-cell table:style-name="ce2" office:value-type="date" office:date-value="2009-01-14T06:40:00" calcext:value-type="date">
            <text:p>2009-01-14 06:40:00</text:p>
          </table:table-cell>
          <table:table-cell table:style-name="ce2" office:value-type="date" office:date-value="2009-01-14T19:50:00" calcext:value-type="date">
            <text:p>2009-01-14 19:50:00</text:p>
          </table:table-cell>
          <table:table-cell table:style-name="ce2" office:value-type="date" office:date-value="2009-01-14T22:00:00" calcext:value-type="date">
            <text:p>2009-01-14 22:0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08:15:00" calcext:value-type="date">
            <text:p>2009-01-14 08:15:00</text:p>
          </table:table-cell>
          <table:table-cell table:style-name="ce2" office:value-type="date" office:date-value="2009-01-14T08:25:00" calcext:value-type="date">
            <text:p>2009-01-14 08:25:00</text:p>
          </table:table-cell>
          <table:table-cell table:style-name="ce2" office:value-type="date" office:date-value="2009-01-14T22:05:00" calcext:value-type="date">
            <text:p>2009-01-14 22:05:00</text:p>
          </table:table-cell>
          <table:table-cell table:style-name="ce2" office:value-type="date" office:date-value="2009-01-14T23:40:00" calcext:value-type="date">
            <text:p>2009-01-14 23:40:00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09:45:00" calcext:value-type="date">
            <text:p>2009-01-14 09:45:00</text:p>
          </table:table-cell>
          <table:table-cell table:style-name="ce3" office:value-type="date" office:date-value="2009-01-14T09:55:00" calcext:value-type="date">
            <text:p>2009-01-14 09:55:00</text:p>
          </table:table-cell>
          <table:table-cell table:style-name="ce2" table:number-columns-repeated="2"/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12:45:00" calcext:value-type="date">
            <text:p>2009-01-14 12:45:00</text:p>
          </table:table-cell>
          <table:table-cell table:style-name="ce2" office:value-type="date" office:date-value="2009-01-14T12:55:00" calcext:value-type="date">
            <text:p>2009-01-14 12:55:00</text:p>
          </table:table-cell>
          <table:table-cell table:style-name="ce2" table:number-columns-repeated="2"/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16:00:00" calcext:value-type="date">
            <text:p>2009-01-14 16:00:00</text:p>
          </table:table-cell>
          <table:table-cell table:style-name="ce2" office:value-type="date" office:date-value="2009-01-14T16:10:00" calcext:value-type="date">
            <text:p>2009-01-14 16:10:00</text:p>
          </table:table-cell>
          <table:table-cell table:style-name="ce2" table:number-columns-repeated="2"/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19:15:00" calcext:value-type="date">
            <text:p>2009-01-14 19:15:00</text:p>
          </table:table-cell>
          <table:table-cell table:style-name="ce2" office:value-type="date" office:date-value="2009-01-14T19:25:00" calcext:value-type="date">
            <text:p>2009-01-14 19:25:00</text:p>
          </table:table-cell>
          <table:table-cell table:style-name="ce2" table:number-columns-repeated="2"/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21:00:00" calcext:value-type="date">
            <text:p>2009-01-14 21:00:00</text:p>
          </table:table-cell>
          <table:table-cell table:style-name="ce2" office:value-type="date" office:date-value="2009-01-14T21:15:00" calcext:value-type="date">
            <text:p>2009-01-14 21:15:00</text:p>
          </table:table-cell>
          <table:table-cell table:style-name="ce2" table:number-columns-repeated="2"/>
          <table:table-cell table:style-name="ce4" table:number-columns-repeated="4"/>
          <table:table-cell table:number-columns-repeated="3"/>
        </table:table-row>
        <table:table-row table:style-name="ro2">
          <table:table-cell table:style-name="ce2" office:value-type="date" office:date-value="2009-01-14T23:40:00" calcext:value-type="date">
            <text:p>2009-01-14 23:40:00</text:p>
          </table:table-cell>
          <table:table-cell table:style-name="ce2" office:value-type="date" office:date-value="2009-01-14T23:50:00" calcext:value-type="date">
            <text:p>2009-01-14 23:50:00</text:p>
          </table:table-cell>
          <table:table-cell table:style-name="ce2" table:number-columns-repeated="2"/>
          <table:table-cell table:style-name="ce4" table:number-columns-repeated="4"/>
          <table:table-cell table:number-columns-repeated="3"/>
        </table:table-row>
        <table:table-row table:style-name="ro2" table:number-rows-repeated="100">
          <table:table-cell table:style-name="ce4" table:number-columns-repeated="8"/>
          <table:table-cell table:number-columns-repeated="3"/>
        </table:table-row>
        <table:table-row table:style-name="ro2" table:number-rows-repeated="36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4:21:44.277280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4:25:08.317711486</dc:date>
    <meta:editing-duration>PT1H44M34S</meta:editing-duration>
    <meta:editing-cycles>77</meta:editing-cycles>
    <meta:generator>LibreOffice/5.0.3.2$Linux_X86_64 LibreOffice_project/00m0$Build-2</meta:generator>
    <meta:document-statistic meta:table-count="1" meta:cell-count="102" meta:object-count="0"/>
  </office:meta>
</office:document-meta>
</file>